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ea00" officeooo:paragraph-rsid="0004ea0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ea00" officeooo:paragraph-rsid="0004ea00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27</text:p>
      <text:p text:style-name="P2"><text:tab/>This project modifies the standard order acknowledgment email screen so that default email addresses are automatically put in the recipients field, and there is a browser to select from email templates. There is also a menu to create and maintain these templates and the default email addresses. This will streamline sending out order acknowledgment em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23:01.972000000</meta:creation-date>
    <dc:date>2018-09-14T09:25:22.123000000</dc:date>
    <meta:editing-duration>PT2M21S</meta:editing-duration>
    <meta:editing-cycles>1</meta:editing-cycles>
    <meta:document-statistic meta:table-count="0" meta:image-count="0" meta:object-count="0" meta:page-count="1" meta:paragraph-count="2" meta:word-count="57" meta:character-count="366" meta:non-whitespace-character-count="310"/>
    <meta:generator>LibreOffice/6.0.4.2$Windows_X86_64 LibreOffice_project/9b0d9b32d5dcda91d2f1a96dc04c645c450872bf</meta:generator>
  </office:meta>
</office:document-meta>
</file>